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616ab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7">1</text:p>
          </table:table-cell>
          <table:table-cell table:style-name="Tableau3.A2" office:value-type="string">
            <text:p text:style-name="P17">traduko - A</text:p>
          </table:table-cell>
        </table:table-row>
        <table:table-row>
          <table:table-cell table:style-name="Tableau3.A2" office:value-type="string">
            <text:p text:style-name="P17">8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15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22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6" office:value-type="string">
            <text:p text:style-name="P17">29</text:p>
          </table:table-cell>
          <table:table-cell table:style-name="Tableau3.A6" office:value-type="string">
            <text:p text:style-name="P13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20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1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14T19:15:20.668128372</dc:date>
    <dc:creator>Bob Correcteur</dc:creator>
    <meta:editing-duration>PT2H1M33S</meta:editing-duration>
    <meta:editing-cycles>93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4" meta:character-count="228" meta:non-whitespace-character-count="199"/>
  </office:meta>
</office:document-meta>
</file>